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_V</text:p>
          </table:table-cell>
          <table:table-cell table:style-name="Default" office:value-type="string" calcext:value-type="string">
            <text:p>T_B</text:p>
          </table:table-cell>
          <table:table-cell office:value-type="string" calcext:value-type="string">
            <text:p>count_V</text:p>
          </table:table-cell>
          <table:table-cell office:value-type="string" calcext:value-type="string">
            <text:p>count_B</text:p>
          </table:table-cell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.2" calcext:value-type="float">
            <text:p>1.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8695591" calcext:value-type="float">
            <text:p>8695591</text:p>
          </table:table-cell>
          <table:table-cell office:value-type="float" office:value="14211249" calcext:value-type="float">
            <text:p>14211249</text:p>
          </table:table-cell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1.4" calcext:value-type="float">
            <text:p>1.4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80181" calcext:value-type="float">
            <text:p>180181</text:p>
          </table:table-cell>
          <table:table-cell office:value-type="float" office:value="112201" calcext:value-type="float">
            <text:p>112201</text:p>
          </table:table-cell>
        </table:table-row>
        <table:table-row table:style-name="ro1">
          <table:table-cell office:value-type="string" calcext:value-type="string">
            <text:p>std1</text:p>
          </table:table-cell>
          <table:table-cell office:value-type="float" office:value="1" calcext:value-type="float">
            <text:p>1.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687301" calcext:value-type="float">
            <text:p>12687301</text:p>
          </table:table-cell>
          <table:table-cell office:value-type="float" office:value="22438244" calcext:value-type="float">
            <text:p>22438244</text:p>
          </table:table-cell>
        </table:table-row>
        <table:table-row table:style-name="ro1">
          <table:table-cell office:value-type="string" calcext:value-type="string">
            <text:p>std2</text:p>
          </table:table-cell>
          <table:table-cell office:value-type="float" office:value="1" calcext:value-type="float">
            <text:p>1.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534312" calcext:value-type="float">
            <text:p>5534312</text:p>
          </table:table-cell>
          <table:table-cell office:value-type="float" office:value="7521077" calcext:value-type="float">
            <text:p>7521077</text:p>
          </table:table-cell>
        </table:table-row>
        <table:table-row table:style-name="ro1">
          <table:table-cell office:value-type="string" calcext:value-type="string">
            <text:p>std3</text:p>
          </table:table-cell>
          <table:table-cell office:value-type="float" office:value="1" calcext:value-type="float">
            <text:p>1.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280320" calcext:value-type="float">
            <text:p>2280320</text:p>
          </table:table-cell>
          <table:table-cell office:value-type="float" office:value="1835230" calcext:value-type="float">
            <text:p>1835230</text:p>
          </table:table-cell>
        </table:table-row>
        <table:table-row table:style-name="ro1">
          <table:table-cell office:value-type="string" calcext:value-type="string">
            <text:p>std1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711983" calcext:value-type="float">
            <text:p>14711983</text:p>
          </table:table-cell>
          <table:table-cell office:value-type="float" office:value="25343232" calcext:value-type="float">
            <text:p>25343232</text:p>
          </table:table-cell>
        </table:table-row>
        <table:table-row table:style-name="ro1">
          <table:table-cell office:value-type="string" calcext:value-type="string">
            <text:p>std2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404748" calcext:value-type="float">
            <text:p>6404748</text:p>
          </table:table-cell>
          <table:table-cell office:value-type="float" office:value="8489650" calcext:value-type="float">
            <text:p>8489650</text:p>
          </table:table-cell>
        </table:table-row>
        <table:table-row table:style-name="ro1">
          <table:table-cell office:value-type="string" calcext:value-type="string">
            <text:p>std3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638025" calcext:value-type="float">
            <text:p>2638025</text:p>
          </table:table-cell>
          <table:table-cell office:value-type="float" office:value="2060068" calcext:value-type="float">
            <text:p>2060068</text:p>
          </table:table-cell>
        </table:table-row>
        <table:table-row table:style-name="ro1">
          <table:table-cell office:value-type="string" calcext:value-type="string">
            <text:p>std1</text:p>
          </table:table-cell>
          <table:table-cell office:value-type="float" office:value="2" calcext:value-type="float">
            <text:p>2.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5845201" calcext:value-type="float">
            <text:p>15845201</text:p>
          </table:table-cell>
          <table:table-cell office:value-type="float" office:value="25669738" calcext:value-type="float">
            <text:p>25669738</text:p>
          </table:table-cell>
        </table:table-row>
        <table:table-row table:style-name="ro1">
          <table:table-cell office:value-type="string" calcext:value-type="string">
            <text:p>std2</text:p>
          </table:table-cell>
          <table:table-cell office:value-type="float" office:value="2" calcext:value-type="float">
            <text:p>2.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885820" calcext:value-type="float">
            <text:p>6885820</text:p>
          </table:table-cell>
          <table:table-cell office:value-type="float" office:value="8636456" calcext:value-type="float">
            <text:p>8636456</text:p>
          </table:table-cell>
        </table:table-row>
        <table:table-row table:style-name="ro1">
          <table:table-cell office:value-type="string" calcext:value-type="string">
            <text:p>std3</text:p>
          </table:table-cell>
          <table:table-cell office:value-type="float" office:value="2" calcext:value-type="float">
            <text:p>2.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796503" calcext:value-type="float">
            <text:p>2796503</text:p>
          </table:table-cell>
          <table:table-cell office:value-type="float" office:value="2042511" calcext:value-type="float">
            <text:p>2042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4:58:32.089804672</meta:creation-date>
    <dc:date>2017-04-01T15:05:17.859613593</dc:date>
    <meta:editing-duration>PT6M45S</meta:editing-duration>
    <meta:editing-cycles>1</meta:editing-cycles>
    <meta:document-statistic meta:table-count="1" meta:cell-count="72" meta:object-count="0"/>
    <meta:generator>LibreOffice/5.1.6.2$Linux_X86_64 LibreOffice_project/10m0$Build-2</meta:generator>
  </office:meta>
</office:document-meta>
</file>